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62cm" style:rel-width="98%" table:align="center"/>
    </style:style>
    <style:style style:name="Tableau1.A" style:family="table-column">
      <style:table-column-properties style:column-width="16.662cm" style:rel-column-width="64222*"/>
    </style:style>
    <style:style style:name="Tableau1.A1" style:family="table-cell">
      <style:table-cell-properties style:vertical-align="middle" fo:padding="0.106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left="0cm" fo:margin-right="0cm" fo:text-indent="0cm" style:auto-text-indent="fals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margin-top="0cm" fo:margin-bottom="0.499cm" fo:text-align="start" style:justify-single-word="false"/>
    </style:style>
    <style:style style:name="T1" style:family="text">
      <style:text-properties fo:color="#ffa500"/>
    </style:style>
    <style:style style:name="T2" style:family="text">
      <style:text-properties fo:color="#0000ff"/>
    </style:style>
    <style:style style:name="T3" style:family="text">
      <style:text-properties fo:color="#0000ff" fo:font-weight="bold"/>
    </style:style>
    <style:style style:name="T4" style:family="text">
      <style:text-properties fo:color="#e9910a"/>
    </style:style>
    <style:style style:name="T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t1" text:anchor-type="page" text:anchor-page-number="1" svg:x="0cm" svg:y="0cm" svg:width="8.89cm" svg:height="7.408cm" draw:z-index="0">
        <draw:floating-frame draw:frame-name="aswift_1"/>
      </draw:frame>
      <text:p text:style-name="Standard"/>
      <text:section text:style-name="Sect1" text:name="contenu">
        <text:section text:style-name="Sect1" text:name="news">
          <text:h text:style-name="Heading_20_1" text:outline-level="1">Tous les prix d'Ogame</text:h>
          <text:p text:style-name="Text_20_body">Les Formules pour calculer les prix de tous les batiments, technologies, vaisseaux, défenses d'Ogame</text:p>
          <text:p text:style-name="P6"><text:bookmark text:name="aswift_1_anchor"/><text:line-break/><text:line-break/></text:p>
          <text:p text:style-name="Text_20_body"><text:a xlink:type="simple" xlink:href="http://www.aideogame.fr/prix-couts-batiments-technologies-vaisseaux-ogame.htm#batiments"><text:span text:style-name="Strong_20_Emphasis">I) Batiments</text:span></text:a><text:span text:style-name="Strong_20_Emphasis"><text:line-break/></text:span><text:a xlink:type="simple" xlink:href="http://www.aideogame.fr/prix-couts-batiments-technologies-vaisseaux-ogame.htm#recherches"><text:span text:style-name="Strong_20_Emphasis">II) Recherches</text:span></text:a><text:span text:style-name="Strong_20_Emphasis"><text:line-break/></text:span><text:a xlink:type="simple" xlink:href="http://www.aideogame.fr/prix-couts-batiments-technologies-vaisseaux-ogame.htm#vaisseaux"><text:span text:style-name="Strong_20_Emphasis">III) Vaisseaux</text:span></text:a><text:span text:style-name="Strong_20_Emphasis"><text:line-break/></text:span><text:a xlink:type="simple" xlink:href="http://www.aideogame.fr/prix-couts-batiments-technologies-vaisseaux-ogame.htm#defenses"><text:span text:style-name="Strong_20_Emphasis">IV) Défenses</text:span></text:a><text:span text:style-name="Strong_20_Emphasis"><text:line-break/></text:span><text:a xlink:type="simple" xlink:href="http://www.aideogame.fr/prix-couts-batiments-technologies-vaisseaux-ogame.htm#simulateur"><text:span text:style-name="Strong_20_Emphasis">V) Simulateurs de couts</text:span></text:a><text:span text:style-name="Strong_20_Emphasis"><text:line-break/></text:span><text:a xlink:type="simple" xlink:href="http://www.aideogame.fr/prix-couts-batiments-technologies-vaisseaux-ogame.htm#couts"><text:span text:style-name="Strong_20_Emphasis">VI) Couts Généraux </text:span></text:a></text:p>
          <text:p text:style-name="Text_20_body"><text:line-break/><text:line-break/></text:p>
          <text:p text:style-name="Text_20_body">Tous les coûts des bâtiments et des recherches obéissent à des formules mathématiques qui ne dépendent que du niveau et du coût au niveau 1. Les prix que je donne <text:span text:style-name="T1">en orange </text:span>sont donc les prix des niveaux 1 et je met <text:span text:style-name="T2">en bleu </text:span>les formules qui permettent de passer du niveau 1 à n'importe quel niveau. Ainsi normalement vous pourrez calculer absolument tous les prix.<text:line-break/><text:line-break/><text:span text:style-name="T4">Exemple de calcul </text:span>: Mettons que je souhaite construire une mine de métal niveau 17. D'après la formule, le coût est : (coût au niveau 1) * 1,5^(17-1), soit pour le métal 60 * 1,5^16 = 39 410 et pour le cristal 15 * 1,5^16 = 9 852. La mine de métal niveau 17 coûte donc 39 410 de métal et 9 852 de cristal.<text:line-break/><text:line-break/>Pour les vaisseaux et les défenses, c'est beaucoup plus simple, puisqu'il n'y a pas de niveaux, donc un seul coût fixe.</text:p>
          <text:h text:style-name="Heading_20_2" text:outline-level="2"><text:bookmark text:name="batiments"/>I) Batiments</text:h>
          <text:list xml:id="list9052229123385107638" text:style-name="L1">
            <text:list-item>
              <text:p text:style-name="P1">Mine de métal : <text:span text:style-name="T1">60 M, 15 C</text:span>.<text:line-break/>coût au niveau n = <text:span text:style-name="T2">(coût au niveau 1) * 1,5^(n-1)</text:span></text:p>
            </text:list-item>
            <text:list-item>
              <text:p text:style-name="P1">Mine de cristal : <text:span text:style-name="T1">48 M, 24 C</text:span>.<text:line-break/>coût au niveau n = <text:span text:style-name="T2">(coût au niveau 1) * 1,6^(n-1)</text:span></text:p>
            </text:list-item>
            <text:list-item>
              <text:p text:style-name="P1">Synthétiseur de deutérium : <text:span text:style-name="T1">225 M, 75 C</text:span>.<text:line-break/>coût au niveau n = <text:span text:style-name="T2">(coût au niveau 1) * 1,5^(n-1)</text:span></text:p>
            </text:list-item>
            <text:list-item>
              <text:p text:style-name="P1">Centrale électrique solaire : <text:span text:style-name="T1">75 M, 30 C</text:span>.<text:line-break/>coût au niveau n = <text:span text:style-name="T2">(coût au niveau 1) * 1,5^(n-1)</text:span></text:p>
            </text:list-item>
            <text:list-item>
              <text:p text:style-name="P1">Centrale électrique de fusion : <text:span text:style-name="T1">900 M, 360 C, 180 D</text:span>.<text:line-break/>coût au niveau n = <text:span text:style-name="T2">(coût au niveau 1) * 1,8^(n-1)</text:span></text:p>
            </text:list-item>
          </text:list>
          <text:p text:style-name="Text_20_body"><text:line-break/><text:span text:style-name="T4">Pour tous les autres bâtiments</text:span>, coût au niveau n = <text:span text:style-name="T2">(coût au niveau 1) * 2^(n-1)</text:span>.</text:p>
          <text:list xml:id="list5860784521605981976" text:style-name="L2">
            <text:list-item>
              <text:p text:style-name="P2">Usine de robots : <text:span text:style-name="T1">400 M, 120 C, 200 D</text:span>.</text:p>
            </text:list-item>
            <text:list-item>
              <text:p text:style-name="P2"><text:soft-page-break/>Usine de nanites : <text:span text:style-name="T1">1 000 000 M, 500 000 C, 100 000 D</text:span>.</text:p>
            </text:list-item>
            <text:list-item>
              <text:p text:style-name="P2">Chantier spatial : <text:span text:style-name="T1">400 M, 200 C, 100 D</text:span>.</text:p>
            </text:list-item>
            <text:list-item>
              <text:p text:style-name="P2">Hangar de métal : <text:span text:style-name="T1">2 000 M</text:span>.</text:p>
            </text:list-item>
            <text:list-item>
              <text:p text:style-name="P2">Hangar de cristal : <text:span text:style-name="T1">2 000 M, 1 000 C</text:span>.</text:p>
            </text:list-item>
            <text:list-item>
              <text:p text:style-name="P2">Réservoir de deutérium : <text:span text:style-name="T1">2 000 M, 2 000 C</text:span>.</text:p>
            </text:list-item>
            <text:list-item>
              <text:p text:style-name="P2">Laboratoire de recherche : <text:span text:style-name="T1">200 M, 400 C, 200 D</text:span>.</text:p>
            </text:list-item>
            <text:list-item>
              <text:p text:style-name="P2">Terraformeur : <text:span text:style-name="T1">50 000 C, 100 000 D, 1 000 énergie</text:span>.</text:p>
            </text:list-item>
            <text:list-item>
              <text:p text:style-name="P2">Silo de missiles : <text:span text:style-name="T1">20 000 M, 20 000 C, 1 000 D</text:span>.</text:p>
            </text:list-item>
            <text:list-item>
              <text:p text:style-name="P2">Base lunaire : <text:span text:style-name="T1">20 000 M, 40 000 C, 20 000 D</text:span>.</text:p>
            </text:list-item>
            <text:list-item>
              <text:p text:style-name="P2">Phalange de capteur : <text:span text:style-name="T1">20 000 M, 40 000 C, 20 000 D</text:span>.</text:p>
            </text:list-item>
            <text:list-item>
              <text:p text:style-name="P2">Porte de saut spatial : <text:span text:style-name="T1">2 000 000 M, 4 000 000 C, 2 000 000 D</text:span>.</text:p>
            </text:list-item>
            <text:list-item>
              <text:p text:style-name="P2">Dépôt de ravitaillement : <text:span text:style-name="T1">20 000 M, 40 000 C</text:span>.</text:p>
            </text:list-item>
          </text:list>
          <text:h text:style-name="Heading_20_2" text:outline-level="2"><text:bookmark text:name="recherches"/>II) Recherches</text:h>
          <text:p text:style-name="Text_20_body"><text:line-break/>Pour toutes les recherches, <text:span text:style-name="T4">sauf graviton</text:span> : <text:line-break/><text:line-break/>coût au niveau n = <text:span text:style-name="T2">(coût au niveau 1) * 2^(n-1)</text:span>.</text:p>
          <text:list xml:id="list2012002814209844879" text:style-name="L3">
            <text:list-item>
              <text:p text:style-name="P3">Espionnage : <text:span text:style-name="T1">200 M, 1 000 C, 200 D</text:span>.</text:p>
            </text:list-item>
            <text:list-item>
              <text:p text:style-name="P3">Ordinateur : <text:span text:style-name="T1">400 C, 600 D</text:span>.</text:p>
            </text:list-item>
            <text:list-item>
              <text:p text:style-name="P3">Armes : <text:span text:style-name="T1">800 M, 200 C</text:span>.</text:p>
            </text:list-item>
            <text:list-item>
              <text:p text:style-name="P3">Bouclier : <text:span text:style-name="T1">200 M, 600 C</text:span>.</text:p>
            </text:list-item>
            <text:list-item>
              <text:p text:style-name="P3">Protection des vaisseaux spatiaux : <text:span text:style-name="T1">1 000 M</text:span>.</text:p>
            </text:list-item>
            <text:list-item>
              <text:p text:style-name="P3">Energie : <text:span text:style-name="T1">800 C, 400 D</text:span>.</text:p>
            </text:list-item>
            <text:list-item>
              <text:p text:style-name="P3">Hyperespace : <text:span text:style-name="T1">4 000 C, 2 000 D</text:span>.</text:p>
            </text:list-item>
            <text:list-item>
              <text:p text:style-name="P3">Réacteur à combustion : <text:span text:style-name="T1">400 M, 600 D</text:span>.</text:p>
            </text:list-item>
            <text:list-item>
              <text:p text:style-name="P3">Réacteur à impulsion : <text:span text:style-name="T1">2 000 M, 4 000 C, 600 D</text:span>.</text:p>
            </text:list-item>
            <text:list-item>
              <text:p text:style-name="P3">Propulsion hyperespace : <text:span text:style-name="T1">10 000 M, 20 000 C, 6 000 D</text:span>.</text:p>
            </text:list-item>
            <text:list-item>
              <text:p text:style-name="P3">Laser : <text:span text:style-name="T1">200 M, 100 C</text:span>.</text:p>
            </text:list-item>
            <text:list-item>
              <text:p text:style-name="P3">Ions : <text:span text:style-name="T1">1 000 M, 300 C, 100 D</text:span>.</text:p>
            </text:list-item>
            <text:list-item>
              <text:p text:style-name="P3">Plasma : <text:span text:style-name="T1">2 000 M, 4 000 C, 1 000 D</text:span>.</text:p>
            </text:list-item>
            <text:list-item>
              <text:p text:style-name="P3">Réseau de recherche intergalactique : <text:span text:style-name="T1">240 000 M, 400 000 C, 160 000 D</text:span>.</text:p>
            </text:list-item>
            <text:list-item>
              <text:p text:style-name="P3">Expédition : <text:span text:style-name="T1">4 000 M, 8 000 C, 4 000 D</text:span></text:p>
            </text:list-item>
            <text:list-item>
              <text:p text:style-name="P3">Graviton : <text:span text:style-name="T1">300 000 énergie</text:span>.<text:line-break/>coût au niveau n = <text:span text:style-name="T2">(coût au niveau 1) * 3^(n-1)</text:span></text:p>
            </text:list-item>
          </text:list>
          <text:h text:style-name="Heading_20_2" text:outline-level="2"><text:bookmark text:name="vaisseaux"/><text:soft-page-break/>III) Vaisseaux</text:h>
          <text:list xml:id="list4861111073435065253" text:style-name="L4">
            <text:list-item>
              <text:p text:style-name="P4">Petit transporteur : <text:span text:style-name="T1">2 000 M, 2 000 C</text:span>.</text:p>
            </text:list-item>
            <text:list-item>
              <text:p text:style-name="P4">Grand transporteur : <text:span text:style-name="T1">6 000 M, 6 000 C</text:span>.</text:p>
            </text:list-item>
            <text:list-item>
              <text:p text:style-name="P4">Chasseur léger : <text:span text:style-name="T1">3 000 M, 1 000 C</text:span>.</text:p>
            </text:list-item>
            <text:list-item>
              <text:p text:style-name="P4">Chasseur lourd : <text:span text:style-name="T1">6 000 M, 4 000 C</text:span>.</text:p>
            </text:list-item>
            <text:list-item>
              <text:p text:style-name="P4">Croiseur : <text:span text:style-name="T1">20 000 M, 7 000 C, 2 000 D</text:span>.</text:p>
            </text:list-item>
            <text:list-item>
              <text:p text:style-name="P4">Vaisseau de bataille : <text:span text:style-name="T1">45 000 M, 15 000 C</text:span>.</text:p>
            </text:list-item>
            <text:list-item>
              <text:p text:style-name="P4">Vaisseau de colonisation : <text:span text:style-name="T1">10 000 M, 20 000 C, 10 000 D</text:span>.</text:p>
            </text:list-item>
            <text:list-item>
              <text:p text:style-name="P4">Recycleur : <text:span text:style-name="T1">10 000 M, 6 000 C, 2 000 D</text:span>.</text:p>
            </text:list-item>
            <text:list-item>
              <text:p text:style-name="P4">Sonde espionnage : <text:span text:style-name="T1">1 000 C</text:span>.</text:p>
            </text:list-item>
            <text:list-item>
              <text:p text:style-name="P4">Bombardier : <text:span text:style-name="T1">50 000 M, 25 000 C, 15 000 D</text:span>.</text:p>
            </text:list-item>
            <text:list-item>
              <text:p text:style-name="P4">Satellite solaire : <text:span text:style-name="T1">2 000 C, 500 D</text:span>.</text:p>
            </text:list-item>
            <text:list-item>
              <text:p text:style-name="P4">Destructeur : <text:span text:style-name="T1">60 000 M, 50 000 C, 15 000 D</text:span>.</text:p>
            </text:list-item>
            <text:list-item>
              <text:p text:style-name="P4">Etoile de la mort : <text:span text:style-name="T1">5 000 000 M, 4 000 000 C, 1 000 000 D</text:span>.</text:p>
            </text:list-item>
            <text:list-item>
              <text:p text:style-name="P4">Traqueur : <text:span text:style-name="T1">30 000 M, 40 000 C, 15 000 D</text:span>.</text:p>
            </text:list-item>
          </text:list>
          <text:h text:style-name="Heading_20_2" text:outline-level="2"><text:bookmark text:name="defenses"/>IV) D�fenses</text:h>
          <text:list xml:id="list2951446566788131660" text:style-name="L5">
            <text:list-item>
              <text:p text:style-name="P5">Lanceur de missiles : <text:span text:style-name="T1">2 000 M</text:span>.</text:p>
            </text:list-item>
            <text:list-item>
              <text:p text:style-name="P5">Artillerie laser légère : <text:span text:style-name="T1">1 500 M, 500 C</text:span>.</text:p>
            </text:list-item>
            <text:list-item>
              <text:p text:style-name="P5">Artillerie laser lourde : <text:span text:style-name="T1">6 000 M, 2 000 C</text:span>.</text:p>
            </text:list-item>
            <text:list-item>
              <text:p text:style-name="P5">Canon de Gauss : <text:span text:style-name="T1">20 000 M, 15 000 C, 2 000 D</text:span>.</text:p>
            </text:list-item>
            <text:list-item>
              <text:p text:style-name="P5">Artillerie à ions : <text:span text:style-name="T1">2 000 M, 6 000 C</text:span>.</text:p>
            </text:list-item>
            <text:list-item>
              <text:p text:style-name="P5">Lanceur de plasma : <text:span text:style-name="T1">50 000 M, 50 000 C, 30 000 D</text:span>.</text:p>
            </text:list-item>
            <text:list-item>
              <text:p text:style-name="P5">Petit bouclier : <text:span text:style-name="T1">10 000 M, 10 000 C</text:span>.</text:p>
            </text:list-item>
            <text:list-item>
              <text:p text:style-name="P5">Grand bouclier : <text:span text:style-name="T1">50 000 M, 50 000 C</text:span>.</text:p>
            </text:list-item>
            <text:list-item>
              <text:p text:style-name="P5">Missile interception : <text:span text:style-name="T1">8 000 M, 2 000 D</text:span>.</text:p>
            </text:list-item>
            <text:list-item>
              <text:p text:style-name="P5">Missile interplanétaire : <text:span text:style-name="T1">12 500 M, 2 500 C, 10 000 D</text:span>.</text:p>
            </text:list-item>
          </text:list>
          <text:h text:style-name="Heading_20_2" text:outline-level="2"><text:bookmark text:name="simulateur"/>V) Simulateurs de couts</text:h>
          <text:p text:style-name="Text_20_body"><text:line-break/>Voici quelques simulateurs de coûts pour les non-matheux<text:line-break/><text:line-break/><text:a xlink:type="simple" xlink:href="http://gst.cblprod.net/publictools/calculatrice.php" office:target-frame-name="_blank" xlink:show="new">http://gst.cblprod.net/publictools/calculatrice.php</text:a><text:line-break/><text:a xlink:type="simple" xlink:href="http://www.filipe.free.fr/ogame/evolution.php" office:target-frame-name="_blank" xlink:show="new">http://www.filipe.free.fr/ogame/evolution.php</text:a><text:line-break/><text:a xlink:type="simple" xlink:href="http://www.takanacity.com/main.php?tag=calc" office:target-frame-name="_blank" xlink:show="new">http://www.takanacity.com/main.php?tag=calc</text:a></text:p>
          <text:h text:style-name="Heading_20_2" text:outline-level="2"><text:bookmark text:name="couts"/><text:soft-page-break/>VI) Couts Généraux</text:h>
          <text:p text:style-name="Text_20_body"><text:line-break/>Voici des Formules générales :</text:p>
          <table:table table:name="Tableau1" table:style-name="Tableau1">
            <table:table-column table:style-name="Tableau1.A"/>
            <table:table-row>
              <table:table-cell table:style-name="Tableau1.A1" office:value-type="string">
                <text:p text:style-name="P9">Je propose une petite amélioration, à savoir de rajouter les formules donnant le coût total pour atteindre un niveau n a partir d'un niveau m. Le coût total à partir de 0 sera la somme des coûts individuels de chaque niveau ce qui correspond à une série géométrique. Le nombre R qui est différent pour les batiments &amp; technologies représente la raison de la série géométrique (voir <text:a xlink:type="simple" xlink:href="http://fr.wikipedia.org/wiki/Série_géométrique" office:target-frame-name="_blank" xlink:show="new">Wikipédia - Série Géométrique</text:a> pour plus d'info à ce sujet &amp; sur l'origine des formules utilisées plus bas).<text:line-break/>On peut simplifier le calcul de cette série, ce qui donne pour le coût total :<text:line-break/><text:line-break/>coût total au niveau n = <text:span text:style-name="T2">(coût au niveau 1) * (R^(n) - 1) / (R - 1)</text:span> avec R = 1,5, 1,6, 1,8, 2 ou 3<text:line-break/><text:line-break/>De même on peut démontrer que le coût total pour passer du niveau m au niveau n sera donné par cette formule : <text:line-break/><text:line-break/>coût total du niveau m au niveau n = <text:span text:style-name="T2">(coût au niveau 1) * (R^(n) - R^(m)) / (R - 1)</text:span><text:line-break/><text:line-break/>Cette formule est plus intéressante vu qu'elle permet aussi de calculer le coût total à partir de 0 (m=0 avec R^(m)=R^0=1) et même le coût simple au niveau n (m=n-1) bien que dans ce dernier cas la formule de la FAQ soit plus simple à appliquer...<text:line-break/><text:line-break/>Une version légèrement modifiée de la formule du coût total du niveau 0 au niveau n fournit un moyen plus simple &amp; plus pratique de calculer le coût pour passer du niveau m au niveau n. Il suffit de remplacer le coût du niveau 1 par celui du niveau m+1, c'est à dire le coût affiché dans Ogame pour passer au niveau suivant, et ensuite de remplacer l'exposant n par n-m, ce qui donne comme formule générale :<text:line-break/><text:line-break/><text:span text:style-name="T5">coût total du niveau m au niveau n = </text:span><text:span text:style-name="T3">(coût au niveau m+1) * (R^(n-m) - 1) / (R - 1)</text:span><text:line-break/><text:line-break/>La démonstration est très simple : <text:line-break/>Coût au niveau m+1 = <text:span text:style-name="T2">(coût au niveau 1) * R^(m)</text:span><text:line-break/>Comme <text:span text:style-name="T2">R^(m) * (R^(n-m) - 1) = (R^(n) - R^(m))</text:span> on retrouve la formule générale précédente.<text:line-break/><text:line-break/>En appliquant ce résultat au diffèrentes formules on obtient donc :<text:line-break/><text:line-break/>coût total du niveau m au niveau n = <text:span text:style-name="T2">(coût au niveau m+1)*2*(1,5^(n-m) - 1)</text:span> pour R = 1,5<text:line-break/>coût total du niveau m au niveau n = <text:span text:style-name="T2">(coût au niveau m+1)*1,667*(1,6^(n-m) - 1)</text:span> pour R = 1,6<text:line-break/>coût total du niveau m au niveau n = <text:span text:style-name="T2">(coût au niveau m+1)*1,25*(1,8^(n-m) - 1)</text:span> pour R = 1,8<text:line-break/>coût total du niveau m au niveau n = <text:span text:style-name="T2">(coût au niveau m+1)*(2^(n-m) - 1)</text:span> pour R = 2<text:line-break/>coût total du niveau m au niveau n = <text:span text:style-name="T2">(coût au niveau m+1)*0,5*(3^(n-m) - 1)</text:span> pour R = 3<text:line-break/><text:line-break/>L'intérêt de ces formules est de permettre de calculer rapidement les ressources à prévoir pour atteindre son objectif. Elles peuvent aider à décider si c'est le bon moment pour ce lancer dans certains développements.<text:line-break/>L'autre intérêt de ces formules est de clarifier le fait que pour un même écart de niveaux le facteur par lequel il faut multiplier le coût actuel reste le même. Donc pour passer du niveau 0 à 5 il faut multiplier le coût actuel par le même facteur que pour passer du niveau 5 à 10.<text:line-break/><text:line-break/><text:soft-page-break/>Voici un petit tableau recapitulatif fait à partir des formules çi-dessus :</text:p>
                <text:p text:style-name="P8"><draw:frame draw:style-name="fr1" draw:name="images1" text:anchor-type="as-char" svg:width="10.451cm" svg:height="2.117cm" draw:z-index="1"><draw:image xlink:href="http://www.aideogame.fr/faqprix0mh.jpg" xlink:type="simple" xlink:show="embed" xlink:actuate="onLoad"/></draw:frame></text:p>
                <text:p text:style-name="P7"><text:line-break/>Il donne le facteur par lequel il faut multiplier le coût actuel en fonction de l'écart avec le niveau à atteindre. Avec ce tableau vous aurez un moyen rapide d'estimation des coûts de vos prochains développements, avec un minimum d'expérience en multiplication cette méthode devrait être plus rapide que les simulateurs pour les cas simples.<text:line-break/><text:line-break/>Abreviations : <text:line-break/>M : Mine de Métal<text:line-break/>C : Mine de Cristal<text:line-break/>D : Mine de Deutérium<text:line-break/>CES : Centrale Electrique Solaire<text:line-break/>CEF : Centrale Electrique à Fusion<text:line-break/>Bat : Batiments<text:line-break/>Rech : Recherches sauf gravitron</text:p>
              </table:table-cell>
            </table:table-row>
          </table:table>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8:25:28.26</meta:creation-date>
    <meta:document-statistic meta:table-count="1" meta:image-count="1" meta:object-count="1" meta:page-count="5" meta:paragraph-count="77" meta:word-count="1595" meta:character-count="7595"/>
    <dc:date>2014-04-21T18:26:10.39</dc:date>
    <meta:editing-duration>PT42S</meta:editing-duration>
    <meta:editing-cycles>1</meta:editing-cycles>
    <meta:generator>OpenOffice/4.0.1$Win32 OpenOffice.org_project/401m5$Build-9714</meta:generator>
  </office:meta>
</office:document-meta>
</file>